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12:47: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HelloWorld.zip from the same place where you downloaded this instructions file and save it on your computer.</text:p>
        </text:list-item>
        <text:list-item>
          <text:p text:style-name="P1">Unzip the program file.</text:p>
          <text:list text:style-name="L2">
            <text:list-item>
              <text:p text:style-name="P2">on Windows, right click and choose “Extract all”</text:p>
            </text:list-item>
            <text:list-item>
              <text:p text:style-name="P2">on macOS: double-click the .zip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you installed previously.</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virtual”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start the program without debugging?</text:p>
            </text:list-item>
            <text:list-item>
              <text:p text:style-name="P10">Use the shortcuts?</text:p>
            </text:list-item>
          </text:list>
        </text:list-item>
      </text:list>
      <text:p text:style-name="First_20_paragraph">If not, go have another look back at the “Compiling and Executing Your First Program” section.</text:p>
      <text:p text:style-name="Text_20_body">If your backup went wrong (you cannot open the project, it won’t compile, …), try to understand what happened. Then, re-download the <text:span text:style-name="NormalTok">HelloWorld</text:span><text:span text:style-name="OperatorTok">.</text:span><text:span text:style-name="FunctionTok">zip</text:span>, unzip it, and make sure you can build the solution and run the program.</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47:09Z</meta:creation-date>
    <dc:date>2021-05-20T00:47:09Z</dc:date>
    <meta:user-defined meta:name="date" meta:value-type="string">May  20, 2021 (12:47: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